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c713" officeooo:paragraph-rsid="001ec713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7467" officeooo:paragraph-rsid="001e7467" style:font-size-asian="9pt" style:font-size-complex="9pt"/>
    </style:style>
    <style:style style:name="P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c713" officeooo:paragraph-rsid="001ec713" style:font-size-asian="9pt" style:font-size-complex="9pt"/>
    </style:style>
    <style:style style:name="P8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d29a4" officeooo:paragraph-rsid="001d29a4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faa79" officeooo:paragraph-rsid="001faa79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11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12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13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paragraph-rsid="001d29a4"/>
    </style:style>
    <style:style style:name="P14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P15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style:font-name="Liberation Serif" fo:font-size="9pt" fo:letter-spacing="normal" fo:font-style="normal" fo:font-weight="normal" officeooo:rsid="001d29a4" style:font-size-asian="9pt" style:font-size-complex="9pt"/>
    </style:style>
    <style:style style:name="T3" style:family="text">
      <style:text-properties fo:font-variant="normal" fo:text-transform="none" fo:color="#24292e" loext:opacity="100%" fo:letter-spacing="normal" fo:font-style="normal" fo:font-weight="normal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1114481" text:style-name="L1">
        <text:list-item>
          <text:p text:style-name="P4">Datenschutz</text:p>
          <text:list>
            <text:list-item>
              <text:p text:style-name="P5">Was im Netz passiert, bleibt im Netz</text:p>
            </text:list-item>
            <text:list-item>
              <text:p text:style-name="P5">A sagt über B, deswegen weiß C</text:p>
            </text:list-item>
            <text:list-item>
              <text:p text:style-name="P5">Gesichtserkennung und Deep fakes</text:p>
            </text:list-item>
          </text:list>
        </text:list-item>
        <text:list-item>
          <text:p text:style-name="P5">Datensicherheit</text:p>
          <text:list>
            <text:list-item>
              <text:p text:style-name="P5">Systeme patchen, sichere Passwörter</text:p>
            </text:list-item>
            <text:list-item>
              <text:p text:style-name="P5">Warum bin ich potentielles Opfer?</text:p>
            </text:list-item>
          </text:list>
        </text:list-item>
        <text:list-item>
          <text:p text:style-name="P5">Nur gutes Marketing, oder?</text:p>
          <text:list>
            <text:list-item>
              <text:p text:style-name="P5">Tracking, 3rd party cookies: Abmelden</text:p>
            </text:list-item>
            <text:list-item>
              <text:p text:style-name="P5">Algorithmus sagt nein</text:p>
            </text:list-item>
            <text:list-item>
              <text:p text:style-name="P5">Fake news</text:p>
            </text:list-item>
            <text:list-item>
              <text:p text:style-name="P5">Follower kaufen, Influencer werden</text:p>
            </text:list-item>
            <text:list-item>
              <text:p text:style-name="P5">Social engineering, Gaslighting, Hater und Mobbing</text:p>
            </text:list-item>
          </text:list>
        </text:list-item>
        <text:list-item>
          <text:p text:style-name="P5">Zeit und Erreichbarkeitsmanagement, FOMO</text:p>
        </text:list-item>
        <text:list-item>
          <text:p text:style-name="P6">Darknet und TOR</text:p>
        </text:list-item>
        <text:list-item>
          <text:p text:style-name="P9">Open-source, Open data und Lizenzen</text:p>
        </text:list-item>
        <text:list-item>
          <text:p text:style-name="P5">Cybergrooming</text:p>
        </text:list-item>
        <text:list-item>
          <text:p text:style-name="P5">Unverbindlichkeit/Clicktivismus/Hacktivismus/Flashmob/Shitstorm</text:p>
        </text:list-item>
        <text:list-item>
          <text:p text:style-name="P10"><text:span text:style-name="T3">Bitcoins, Darknet, Freemium/Lootboxe</text:span><text:span text:style-name="T4">s</text:span></text:p>
        </text:list-item>
      </text:list>
      <text:p text:style-name="P2">Generelle kompetenz</text:p>
      <text:list xml:id="list3789317929" text:style-name="L2">
        <text:list-item>
          <text:p text:style-name="P7">1. Probleme sind erkenn- und lösbar</text:p>
        </text:list-item>
        <text:list-item>
          <text:p text:style-name="P7">2. probleme sind reinfach, kompliziert oder komplex</text:p>
        </text:list-item>
        <text:list-item>
          <text:p text:style-name="P7">3. komplexe lösungsstrategien funktionieren auch beikomplizierten problemen</text:p>
        </text:list-item>
        <text:list-item>
          <text:p text:style-name="P7">- erkennen was könnte</text:p>
        </text:list-item>
        <text:list-item>
          <text:p text:style-name="P7">- clusterbildung, theorie, trial (divide and conquer, confine, dont break the chain), error</text:p>
        </text:list-item>
        <text:list-item>
          <text:p text:style-name="P7">- pomodoro</text:p>
        </text:list-item>
        <text:list-item>
          <text:p text:style-name="P7">- getting things done</text:p>
        </text:list-item>
        <text:list-item>
          <text:p text:style-name="P7">- flashcards</text:p>
        </text:list-item>
        <text:list-item>
          <text:p text:style-name="P7">- wortschatz tutorials, hello world, moocs, stackoverflow, youtube, discourse, habitica?</text:p>
        </text:list-item>
      </text:list>
      <text:p text:style-name="P1"/>
      <text:p text:style-name="P3"><text:span text:style-name="T4">Q</text:span><text:span text:style-name="T3">uellen</text:span></text:p>
      <text:list xml:id="list2394533504" text:style-name="L3">
        <text:list-item>
          <text:p text:style-name="P12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12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8">Internet vergisst nicht: web.archive.org</text:p>
        </text:list-item>
        <text:list-item>
          <text:p text:style-name="P13"><text:span text:style-name="T2">Hacker aktivität </text:span><text:a xlink:type="simple" xlink:href="https://www.sicherheitstacho.eu/" text:style-name="Internet_20_link" text:visited-style-name="Visited_20_Internet_20_Link">https://www.sicherheitstacho.eu/</text:a><text:span text:style-name="T2"> </text:span></text:p>
        </text:list-item>
        <text:list-item>
          <text:p text:style-name="P15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15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14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11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3-04-30T07:46:16.109000000</dc:date>
    <meta:editing-duration>PT19M4S</meta:editing-duration>
    <meta:editing-cycles>1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8" meta:word-count="199" meta:character-count="1740" meta:non-whitespace-character-count="1609"/>
  </office:meta>
</office:document-meta>
</file>